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3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3.698cm" svg:y="19.616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3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6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3.5cm" svg:y="22.9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541cm" draw:transform="rotate (1.58126830230656) translate (13.812cm 24cm)">
          <draw:text-box>
            <text:p><text:span text:style-name="T3">P07</text:span></text:p>
          </draw:text-box>
        </draw:frame>
        <draw:frame draw:style-name="gr5" draw:text-style-name="P4" draw:layer="layout" svg:width="2.526cm" svg:height="1.547cm" draw:transform="rotate (1.5666075365898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3" draw:text-style-name="P1" draw:layer="layout" svg:width="1cm" svg:height="1cm" svg:x="16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6.557cm 23.016cm)">
          <draw:text-box>
            <text:p><text:span text:style-name="T3">P08</text:span></text:p>
          </draw:text-box>
        </draw:frame>
        <draw:frame draw:style-name="gr5" draw:text-style-name="P4" draw:layer="layout" svg:width="1.239cm" svg:height="1.495cm" draw:transform="rotate (1.56660753658981) translate (16.5cm 21.942cm)">
          <draw:text-box>
            <text:p><text:span text:style-name="T3">G24</text:span></text:p>
          </draw:text-box>
        </draw:frame>
        <draw:custom-shape draw:style-name="gr3" draw:text-style-name="P1" draw:layer="layout" svg:width="1.5cm" svg:height="2.5cm" svg:x="20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0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305cm" svg:height="1.115cm" draw:transform="rotate (1.56660753658981) translate (20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7" draw:text-style-name="P4" draw:layer="layout" svg:width="1.446cm" svg:height="0.995cm" draw:transform="rotate (1.58126830230656) translate (20.915cm 23.978cm)">
          <draw:text-box>
            <text:p><text:span text:style-name="T3">P02</text:span></text:p>
          </draw:text-box>
        </draw:frame>
        <draw:frame draw:style-name="gr5" draw:text-style-name="P4" draw:layer="layout" svg:width="2.526cm" svg:height="1.547cm" draw:transform="rotate (1.5666075365898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8" draw:text-style-name="P1" draw:id="id3" draw:layer="layout" svg:width="5.5cm" svg:height="2.4cm" svg:x="14.5cm" svg:y="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id="id2" draw:layer="layout" svg:width="1.571cm" svg:height="0.6cm" svg:x="14.5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71cm" svg:height="0.6cm" svg:x="18.429cm" svg:y="7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321cm" svg:height="1.673cm" svg:x="15.6cm" svg:y="5.6cm">
          <draw:text-box>
            <text:p>Merge on<text:line-break/>GepäckID</text:p>
          </draw:text-box>
        </draw:frame>
        <draw:connector draw:style-name="gr9" draw:text-style-name="P1" draw:layer="layout" svg:x1="17.75cm" svg:y1="14.416cm" svg:x2="15.285cm" svg:y2="8cm" draw:start-shape="id1" draw:start-glue-point="4" draw:end-shape="id2" svg:d="m17750 14416v-3208h-2465v-3208">
          <text:p/>
        </draw:connector>
        <draw:frame draw:style-name="gr10" draw:layer="layout" svg:width="11cm" svg:height="5.25cm" svg:x="18cm" svg:y="10.75cm">
          <draw:text-box>
            <text:p>{{},</text:p>
            <text:p><text:s/>{G07, G18, G19, G20, G25}, {},{}</text:p>
            <text:p>}</text:p>
            <text:p/>
          </draw:text-box>
        </draw:frame>
        <draw:connector draw:style-name="gr9" draw:text-style-name="P1" draw:layer="layout" svg:x1="17.251cm" svg:y1="5cm" svg:x2="17.25cm" svg:y2="2.5cm" draw:start-shape="id3" draw:start-glue-point="5" draw:end-shape="id4" svg:d="m17251 5000v-1250h-1v-1250">
          <text:p/>
        </draw:connector>
        <draw:frame draw:style-name="gr11" draw:id="id4" draw:layer="layout" svg:width="11.5cm" svg:height="1cm" svg:x="11.5cm" svg:y="1.5cm">
          <draw:text-box>
            <text:p><text:tab/>{G07, G18,G19, G20, G22, G23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0:47:08</dc:date>
    <dc:creator>Callisto </dc:creator>
    <meta:editing-duration>PT00H15M26S</meta:editing-duration>
    <meta:editing-cycles>4</meta:editing-cycles>
    <meta:generator>OpenOffice.org/3.2$Unix OpenOffice.org_project/320m19$Build-9505</meta:generator>
    <meta:document-statistic meta:object-count="23"/>
  </office:meta>
</office:document-meta>
</file>